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500000339D2D3B44234D8D45B.png" manifest:media-type="image/png"/>
  <manifest:file-entry manifest:full-path="Pictures/1000000000000772000003A78B6468A6F0D76686.png" manifest:media-type="image/png"/>
  <manifest:file-entry manifest:full-path="Pictures/10000201000004B0000004B0EABAEB4292FD71CE.png" manifest:media-type="image/png"/>
  <manifest:file-entry manifest:full-path="Pictures/10000201000009C4000009C4647479C9A50FBF79.png" manifest:media-type="image/png"/>
  <manifest:file-entry manifest:full-path="Pictures/1000020100000200000002000A93159738ADCC5C.png" manifest:media-type="image/png"/>
  <manifest:file-entry manifest:full-path="Pictures/100002010000012C000000613140C34CEE15407B.png" manifest:media-type="image/png"/>
  <manifest:file-entry manifest:full-path="Pictures/100002010000025800000183D41AF4462F151FF1.png" manifest:media-type="image/png"/>
  <manifest:file-entry manifest:full-path="Pictures/100000000000042100000319CE4C7A801753E817.jpg" manifest:media-type="image/jpeg"/>
  <manifest:file-entry manifest:full-path="Pictures/10000201000002D0000002D0F50042E9BC9A9BB8.png" manifest:media-type="image/png"/>
  <manifest:file-entry manifest:full-path="Pictures/10000000000004210000031963A78279215E3879.jpg" manifest:media-type="image/jpeg"/>
  <manifest:file-entry manifest:full-path="Pictures/10000201000004B0000004ABB490FA26AE3D7FD8.png" manifest:media-type="image/png"/>
  <manifest:file-entry manifest:full-path="Pictures/10000201000002BC000001D34D9C42C915C93510.png" manifest:media-type="image/png"/>
  <manifest:file-entry manifest:full-path="Pictures/10000000000003BC00000296B887A0DF92D2F1A2.png" manifest:media-type="image/png"/>
  <manifest:file-entry manifest:full-path="Pictures/10000201000000D50000012C2C0094102A2D96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3.799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notes">
      <style:graphic-properties draw:fill-color="#ffffff" draw:auto-grow-height="true" fo:min-height="13.364cm"/>
    </style:style>
    <style:style style:name="pr6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TicTacToe project</text:p>
          </draw:text-box>
        </draw:frame>
        <draw:frame presentation:style-name="pr2" draw:text-style-name="P1" draw:layer="layout" svg:width="14.399cm" svg:height="3.799cm" svg:x="11.201cm" svg:y="10.154cm" presentation:class="subtitle" presentation:user-transformed="true">
          <draw:text-box>
            <text:p>Natalia Rajska</text:p>
            <text:p>Stanisław Chynek</text:p>
            <text:p>Bartosz Male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used:</text:p>
          </draw:text-box>
        </draw:frame>
        <draw:frame draw:style-name="gr2" draw:text-style-name="P2" draw:layer="layout" svg:width="6.089cm" svg:height="6.064cm" svg:x="0.515cm" svg:y="5.334cm">
          <draw:image xlink:href="Pictures/10000201000004B0000004ABB490FA26AE3D7FD8.png" xlink:type="simple" xlink:show="embed" xlink:actuate="onLoad">
            <text:p/>
          </draw:image>
        </draw:frame>
        <draw:frame draw:style-name="gr2" draw:text-style-name="P2" draw:layer="layout" svg:width="11.374cm" svg:height="7.588cm" svg:x="1.27cm" svg:y="13.97cm">
          <draw:image xlink:href="Pictures/10000201000002BC000001D34D9C42C915C93510.png" xlink:type="simple" xlink:show="embed" xlink:actuate="onLoad">
            <text:p/>
          </draw:image>
        </draw:frame>
        <draw:frame draw:style-name="gr2" draw:text-style-name="P2" draw:layer="layout" svg:width="4.318cm" svg:height="4.318cm" svg:x="1.27cm" svg:y="12.192cm">
          <draw:image xlink:href="Pictures/10000201000002D0000002D0F50042E9BC9A9BB8.png" xlink:type="simple" xlink:show="embed" xlink:actuate="onLoad">
            <text:p/>
          </draw:image>
        </draw:frame>
        <draw:frame draw:style-name="gr2" draw:text-style-name="P2" draw:layer="layout" svg:width="5.635cm" svg:height="7.937cm" svg:x="10.621cm" svg:y="4.763cm">
          <draw:image xlink:href="Pictures/10000201000000D50000012C2C0094102A2D9614.png" xlink:type="simple" xlink:show="embed" xlink:actuate="onLoad">
            <text:p/>
          </draw:image>
        </draw:frame>
        <draw:frame draw:style-name="gr2" draw:text-style-name="P2" draw:layer="layout" svg:width="7.937cm" svg:height="2.565cm" svg:x="7.303cm" svg:y="14.478cm">
          <draw:image xlink:href="Pictures/100002010000012C000000613140C34CEE15407B.png" xlink:type="simple" xlink:show="embed" xlink:actuate="onLoad">
            <text:p/>
          </draw:image>
        </draw:frame>
        <draw:frame draw:style-name="gr2" draw:text-style-name="P2" draw:layer="layout" svg:width="6.639cm" svg:height="6.639cm" svg:x="19.812cm" svg:y="5.299cm">
          <draw:image xlink:href="Pictures/1000020100000200000002000A93159738ADCC5C.png" xlink:type="simple" xlink:show="embed" xlink:actuate="onLoad">
            <text:p/>
          </draw:image>
        </draw:frame>
        <draw:frame draw:style-name="gr2" draw:text-style-name="P2" draw:layer="layout" svg:width="5.544cm" svg:height="5.544cm" svg:x="16.554cm" svg:y="12.7cm">
          <draw:image xlink:href="Pictures/10000201000009C4000009C4647479C9A50FBF79.png" xlink:type="simple" xlink:show="embed" xlink:actuate="onLoad">
            <text:p/>
          </draw:image>
        </draw:frame>
        <draw:frame draw:style-name="gr2" draw:text-style-name="P2" draw:layer="layout" svg:width="3.512cm" svg:height="3.512cm" svg:x="23.622cm" svg:y="13.462cm">
          <draw:image xlink:href="Pictures/10000201000004B0000004B0EABAEB4292FD7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/text:p>
          </draw:text-box>
        </draw:frame>
        <draw:frame draw:style-name="gr2" draw:text-style-name="P2" draw:layer="layout" svg:width="27.999cm" svg:height="13.734cm" svg:x="-0.068cm" svg:y="4.529cm">
          <draw:image xlink:href="Pictures/1000000000000772000003A78B6468A6F0D766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4"><text:tab/><text:tab/><text:tab/>Execution</text:p>
          </draw:text-box>
        </draw:frame>
        <draw:frame draw:style-name="gr2" draw:text-style-name="P2" draw:layer="layout" svg:width="4.606cm" svg:height="20.999cm" svg:x="0.22cm" svg:y="0.001cm">
          <draw:image xlink:href="Pictures/10000000000000B500000339D2D3B44234D8D45B.png" xlink:type="simple" xlink:show="embed" xlink:actuate="onLoad">
            <text:p/>
          </draw:image>
        </draw:frame>
        <draw:frame draw:style-name="gr3" draw:text-style-name="P4" draw:layer="layout" svg:width="20.156cm" svg:height="13.957cm" svg:x="5.588cm" svg:y="3.569cm">
          <draw:image xlink:href="Pictures/10000000000003BC00000296B887A0DF92D2F1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2" draw:layer="layout" svg:width="20.873cm" svg:height="13.462cm" svg:x="4.064cm" svg:y="1.524cm">
          <draw:image xlink:href="Pictures/100002010000025800000183D41AF4462F151F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06:32:00.761515285</meta:creation-date>
    <meta:editing-duration>PT10M53S</meta:editing-duration>
    <meta:editing-cycles>3</meta:editing-cycles>
    <meta:generator>LibreOffice/6.0.7.3$Linux_X86_64 LibreOffice_project/00m0$Build-3</meta:generator>
    <dc:title>Nature Illustration</dc:title>
    <dc:date>2020-05-15T06:44:23.832278183</dc:date>
    <meta:document-statistic meta:object-count="59"/>
  </office:meta>
</office:document-meta>
</file>